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Yrsa Medium" svg:font-family="'Yrsa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Yrsa Medium" fo:font-size="18pt" fo:language="es" fo:country="CO" officeooo:rsid="001c7c81" officeooo:paragraph-rsid="001c7c81" style:font-size-asian="15.75pt" style:font-size-complex="18pt"/>
    </style:style>
    <style:style style:name="P2" style:family="paragraph" style:parent-style-name="Standard">
      <style:text-properties style:font-name="Yrsa Medium" fo:font-size="12pt" fo:language="es" fo:country="CO" officeooo:rsid="001db1bc" officeooo:paragraph-rsid="001db1b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Proyect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Yrsa Medium" svg:font-family="'Yrsa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19:20:20.870565380</meta:creation-date>
    <meta:generator>LibreOffice/7.1.5.2$Linux_X86_64 LibreOffice_project/10$Build-2</meta:generator>
    <dc:date>2021-09-12T19:30:35.513029098</dc:date>
    <meta:editing-duration>PT9M52S</meta:editing-duration>
    <meta:editing-cycles>2</meta:editing-cycles>
    <meta:document-statistic meta:table-count="0" meta:image-count="0" meta:object-count="0" meta:page-count="1" meta:paragraph-count="1" meta:word-count="2" meta:character-count="18" meta:non-whitespace-character-count="17"/>
  </office:meta>
</office:document-meta>
</file>